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gif" manifest:full-path="Pictures/10000078000000B500000139B1BB3B28.gif"/>
  <manifest:file-entry manifest:media-type="image/png" manifest:full-path="Pictures/10000201000000FA000000A7C8B85CD5.png"/>
  <manifest:file-entry manifest:media-type="image/png" manifest:full-path="Pictures/1000020100000200000000BF3A9E650B.png"/>
  <manifest:file-entry manifest:media-type="image/png" manifest:full-path="Pictures/100002010000007D000000B9C939A78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83caff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ccffff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ffcc99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e6ff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9999ff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3cm" svg:height="4.2cm" svg:x="12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1cm" svg:height="3.968cm" svg:x="12.7cm" svg:y="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38cm" svg:height="15.147cm" svg:x="2.1cm" svg:y="8.5cm">
          <draw:text-box>
            <text:p text:style-name="P2"><text:span text:style-name="T1">DNA</text:span></text:p>
            <text:p text:style-name="P2"><text:span text:style-name="T1"/></text:p>
            <text:p text:style-name="P2"><text:span text:style-name="T1">NHK</text:span></text:p>
            <text:p text:style-name="P2"><text:span text:style-name="T1"/></text:p>
            <text:p text:style-name="P2"><text:span text:style-name="T1">JR</text:span></text:p>
            <text:p text:style-name="P2"><text:span text:style-name="T1"/></text:p>
            <text:p text:style-name="P2"><text:span text:style-name="T1">WWF</text:span></text:p>
            <text:p text:style-name="P2"><text:span text:style-name="T1"/></text:p>
            <text:p text:style-name="P2"><text:span text:style-name="T1">DVD</text:span></text:p>
          </draw:text-box>
        </draw:frame>
        <draw:custom-shape draw:style-name="gr3" draw:text-style-name="P1" draw:layer="layout" svg:width="6.1cm" svg:height="3.9cm" svg:x="12.7cm" svg:y="3.5cm">
          <text:p/>
          <draw:enhanced-geometry draw:glue-point-type="segments" draw:type="mso-spt100" draw:modifiers="131.89258081474 34.132601289603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6.1cm" svg:height="3.9cm" svg:x="12.7cm" svg:y="3.5cm">
          <text:p/>
          <draw:enhanced-geometry draw:glue-point-type="segments" draw:type="mso-spt100" draw:modifiers="5.99491755211231 -2.231956185790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6.1cm" svg:height="3.9cm" svg:x="12.7cm" svg:y="3.5cm">
          <text:p/>
          <draw:enhanced-geometry draw:glue-point-type="segments" draw:type="mso-spt100" draw:modifiers="-8.71551213625216 -14.506895662829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6.1cm" svg:height="3.9cm" svg:x="12.7cm" svg:y="3.5cm">
          <text:p/>
          <draw:enhanced-geometry draw:glue-point-type="segments" draw:type="mso-spt100" draw:modifiers="-97.6888980020008 -169.9331441223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1" draw:layer="layout" svg:width="6.1cm" svg:height="3.9cm" svg:x="12.7cm" svg:y="3.5cm">
          <text:p/>
          <draw:enhanced-geometry draw:glue-point-type="segments" draw:type="mso-spt100" draw:modifiers="-70.77213430768 -78.79762559074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1" draw:layer="layout" svg:width="1.4cm" svg:height="0.911cm" svg:x="1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cm" svg:height="0.651cm" svg:x="15.2cm" svg:y="5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cm" svg:height="0.52cm" svg:x="15.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3.013cm" svg:height="5.21cm" svg:x="13.187cm" svg:y="8.29cm">
          <draw:image xlink:href="Pictures/10000078000000B500000139B1BB3B28.gif" xlink:type="simple" xlink:show="embed" xlink:actuate="onLoad">
            <text:p/>
          </draw:image>
        </draw:frame>
        <draw:frame draw:style-name="gr9" draw:text-style-name="P1" draw:layer="layout" svg:width="3.754cm" svg:height="1.4cm" svg:x="12.846cm" svg:y="14.2cm">
          <draw:image xlink:href="Pictures/1000020100000200000000BF3A9E650B.png" xlink:type="simple" xlink:show="embed" xlink:actuate="onLoad">
            <text:p/>
          </draw:image>
        </draw:frame>
        <draw:frame draw:style-name="gr9" draw:text-style-name="P1" draw:layer="layout" svg:width="2.606cm" svg:height="3.858cm" svg:x="13.3cm" svg:y="16.6cm">
          <draw:image xlink:href="Pictures/100002010000007D000000B9C939A78F.png" xlink:type="simple" xlink:show="embed" xlink:actuate="onLoad">
            <text:p/>
          </draw:image>
        </draw:frame>
        <draw:frame draw:style-name="gr9" draw:text-style-name="P1" draw:layer="layout" svg:width="4.936cm" svg:height="3.297cm" svg:x="12.564cm" svg:y="21.503cm">
          <draw:image xlink:href="Pictures/10000201000000FA000000A7C8B85CD5.png" xlink:type="simple" xlink:show="embed" xlink:actuate="onLoad">
            <text:p/>
          </draw:image>
        </draw:frame>
        <draw:frame draw:style-name="gr2" draw:text-style-name="P2" draw:layer="layout" svg:width="1.281cm" svg:height="20.453cm" svg:x="10.819cm" svg:y="4.647cm">
          <draw:text-box>
            <text:p><text:span text:style-name="T1">・</text:span></text:p>
            <text:p><text:span text:style-name="T1"/></text:p>
            <text:p><text:span text:style-name="T1"/></text:p>
            <text:p><text:span text:style-name="T1">・</text:span></text:p>
            <text:p><text:span text:style-name="T1"/></text:p>
            <text:p><text:span text:style-name="T1"/></text:p>
            <text:p><text:span text:style-name="T1">・</text:span></text:p>
            <text:p><text:span text:style-name="T1"/></text:p>
            <text:p><text:span text:style-name="T1"/></text:p>
            <text:p><text:span text:style-name="T1">・</text:span></text:p>
            <text:p><text:span text:style-name="T1"/></text:p>
            <text:p><text:span text:style-name="T1"/></text:p>
            <text:p><text:span text:style-name="T1">・</text:span></text:p>
          </draw:text-box>
        </draw:frame>
        <draw:frame draw:style-name="gr2" draw:text-style-name="P3" draw:layer="layout" svg:width="1.069cm" svg:height="14.941cm" svg:x="6.719cm" svg:y="8.747cm">
          <draw:text-box>
            <text:p text:style-name="P3"><text:span text:style-name="T2">・</text:span></text:p>
            <text:p text:style-name="P3"><text:span text:style-name="T2"/></text:p>
            <text:p text:style-name="P3"><text:span text:style-name="T2"/></text:p>
            <text:p text:style-name="P3"><text:span text:style-name="T2">・</text:span></text:p>
            <text:p text:style-name="P3"><text:span text:style-name="T2"/></text:p>
            <text:p text:style-name="P3"><text:span text:style-name="T2"/></text:p>
            <text:p text:style-name="P3"><text:span text:style-name="T2">・</text:span></text:p>
            <text:p text:style-name="P3"><text:span text:style-name="T2"/></text:p>
            <text:p text:style-name="P3"><text:span text:style-name="T2"/></text:p>
            <text:p text:style-name="P3"><text:span text:style-name="T2">・</text:span></text:p>
            <text:p text:style-name="P3"><text:span text:style-name="T2"/></text:p>
            <text:p text:style-name="P3"><text:span text:style-name="T2"/></text:p>
            <text:p text:style-name="P3"><text:span text:style-name="T2">・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17T18:55:51.31</meta:creation-date>
    <dc:date>2015-12-17T20:22:58.81</dc:date>
    <meta:editing-duration>PT1H27M7S</meta:editing-duration>
    <meta:editing-cycles>2</meta:editing-cycles>
    <meta:generator>LibreOffice/3.4$Win32 LibreOffice_project/340m1$Build-203</meta:generator>
    <meta:print-date>2015-12-17T19:21:06.90</meta:print-date>
    <meta:document-statistic meta:object-count="17"/>
  </office:meta>
</office:document-meta>
</file>